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custom_toolbar_59ad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4.577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.109cm"/>
    </style:style>
    <style:style style:name="co15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1.053cm"/>
    </style:style>
    <style:style style:name="co20" style:family="table-column">
      <style:table-column-properties fo:break-before="auto" style:column-width="6.687cm"/>
    </style:style>
    <style:style style:name="co21" style:family="table-column">
      <style:table-column-properties fo:break-before="auto" style:column-width="8.601cm"/>
    </style:style>
    <style:style style:name="co22" style:family="table-column">
      <style:table-column-properties fo:break-before="auto" style:column-width="1.358cm"/>
    </style:style>
    <style:style style:name="co23" style:family="table-column">
      <style:table-column-properties fo:break-before="auto" style:column-width="3.662cm"/>
    </style:style>
    <style:style style:name="co24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4.662cm"/>
    </style:style>
    <style:style style:name="co18" style:family="table-column">
      <style:table-column-properties fo:break-before="auto" style:column-width="7.158cm"/>
    </style:style>
    <style:style style:name="co19" style:family="table-column">
      <style:table-column-properties fo:break-before="auto" style:column-width="3.607cm"/>
    </style:style>
    <style:style style:name="co28" style:family="table-column">
      <style:table-column-properties fo:break-before="auto" style:column-width="3.773cm"/>
    </style:style>
    <style:style style:name="co29" style:family="table-column">
      <style:table-column-properties fo:break-before="auto" style:column-width="8.2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28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>
      <style:text-properties style:text-line-through-style="soli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egionID</text:p>
          </table:table-cell>
          <table:table-cell table:style-name="ce2" office:value-type="string">
            <text:p>hex</text:p>
          </table:table-cell>
          <table:table-cell table:style-name="ce8" office:value-type="string">
            <text:p>Use</text:p>
          </table:table-cell>
          <table:table-cell table:style-name="ce8" table:number-columns-repeated="4"/>
          <table:table-cell table:style-name="ce8" office:value-type="string">
            <text:p>Example</text:p>
          </table:table-cell>
          <table:table-cell table:style-name="ce8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6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6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6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6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6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6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6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6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6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6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6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6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6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6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6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6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6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6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6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>
            <text:p>* <text:s/>use stepback comman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number-columns-repeated="5"/>
        </table:table-row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-Switch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imeTracking</text:p>
          </table:table-cell>
          <table:table-cell office:value-type="string">
            <text:p>Paralel</text:p>
          </table:table-cell>
          <table:table-cell office:value-type="string">
            <text:p>CE2_Active</text:p>
          </table:table-cell>
          <table:table-cell office:value-type="string">
            <text:p>used for Date&amp;Time-Tracking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Variables" table:style-name="ta1" table:print="false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</table:table-row>
        <table:table-row table:style-name="ro3">
          <table:table-cell office:value-type="float" office:value="17">
            <text:p>17</text:p>
          </table:table-cell>
          <table:table-cell table:style-name="ce25" office:value-type="string">
            <text:p>DayLastSlept</text:p>
          </table:table-cell>
          <table:table-cell office:value-type="string">
            <text:p>the day+1 were you slept the last tim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</table:table-row>
        <table:table-row table:style-name="ro9">
          <table:table-cell office:value-type="float" office:value="41">
            <text:p>41</text:p>
          </table:table-cell>
          <table:table-cell office:value-type="string">
            <text:p>Q_MainBits1</text:p>
          </table:table-cell>
          <table:table-cell office:value-type="string">
            <text:p>bitmask for queststate</text:p>
          </table:table-cell>
          <table:table-cell office:value-type="string">
            <text:p>0x1 PortalIntroDone </text:p>
            <text:p>0x2 met Lethe</text:p>
            <text:p>0x4 drank Lovepotion</text:p>
            <text:p>0x8 know Tease</text:p>
            <text:p>0x10</text:p>
            <text:p>0x20</text:p>
            <text:p>0x40</text:p>
            <text:p>0x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3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Marsha_FeralSlut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</table:table-row>
      </table:table>
      <table:table table:name="Colors" table:style-name="ta1" table:print="false">
        <table:table-column table:style-name="co1" table:default-cell-style-name="ce10"/>
        <table:table-column table:style-name="co7" table:default-cell-style-name="ce10"/>
        <table:table-column table:style-name="co1" table:number-columns-repeated="1022" table:default-cell-style-name="ce10"/>
        <table:table-row table:style-name="ro5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ID</text:p>
          </table:table-cell>
          <table:table-cell table:style-name="ce11"/>
          <table:table-cell table:style-name="ce11" office:value-type="string">
            <text:p>Use</text:p>
          </table:table-cell>
          <table:table-cell table:style-name="ce11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g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light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string">
            <text:p>\C[15] black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13" table:default-cell-style-name="ce16"/>
        <table:table-column table:style-name="co14" table:default-cell-style-name="ce19"/>
        <table:table-column table:style-name="co15" table:default-cell-style-name="ce16"/>
        <table:table-column table:style-name="co1" table:default-cell-style-name="ce16"/>
        <table:table-column table:style-name="co16" table:default-cell-style-name="ce16"/>
        <table:table-column table:style-name="co1" table:number-columns-repeated="2" table:default-cell-style-name="ce16"/>
        <table:table-column table:style-name="co20" table:default-cell-style-name="ce2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1" table:number-columns-repeated="1012" table:default-cell-style-name="ce16"/>
        <table:table-row table:style-name="ro3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17" office:value-type="string">
            <text:p>\i[87]Going home</text:p>
          </table:table-cell>
          <table:table-cell table:style-name="ce17" office:value-type="string">
            <text:p>Main Quests</text:p>
          </table:table-cell>
          <table:table-cell table:style-name="ce17" table:number-columns-repeated="3"/>
          <table:table-cell table:style-name="ce27" office:value-type="string">
            <text:p>You feel dizzy. What happend?</text:p>
          </table:table-cell>
          <table:table-cell table:style-name="ce17" office:value-type="string">
            <text:p>gather Info about the portal</text:p>
          </table:table-cell>
          <table:table-cell table:style-name="ce17" table:number-columns-repeated="1015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Of course you want to get home. But the portal doesnt work anymore.</text:p>
          </table:table-cell>
          <table:table-cell office:value-type="string">
            <text:p>help Lethe aquiring the focus-crystals</text:p>
          </table:table-cell>
          <table:table-cell table:number-columns-repeated="3"/>
          <table:table-cell office:value-type="string">
            <text:p>Maybe someone around the portal knows more.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Lethe offered her help to get the portal working again.</text:p>
          </table:table-cell>
          <table:table-cell table:number-columns-repeated="4"/>
          <table:table-cell office:value-type="string">
            <text:p>Thats so nice of here, isnt it.</text:p>
          </table:table-cell>
          <table:table-cell table:number-columns-repeated="1011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7">
          <table:table-cell table:style-name="ce17" office:value-type="string">
            <text:p>x</text:p>
          </table:table-cell>
          <table:table-cell table:style-name="ce20" office:value-type="float" office:value="2">
            <text:p>2</text:p>
          </table:table-cell>
          <table:table-cell table:style-name="ce17" office:value-type="string">
            <text:p>\i[87]How you got her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Explain Lethe what happened before you got here, </text:p>
            <text:p>Not IMPLEMENTED</text:p>
          </table:table-cell>
          <table:table-cell table:style-name="ce17" table:number-columns-repeated="4"/>
          <table:table-cell table:style-name="ce17" office:value-type="string">
            <text:p>This is kind a prolog and optional.</text:p>
          </table:table-cell>
          <table:table-cell table:style-name="ce17" table:number-columns-repeated="1011"/>
        </table:table-row>
        <table:table-row table:style-name="ro2">
          <table:table-cell office:value-type="string">
            <text:p>x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3">
            <text:p>3</text:p>
          </table:table-cell>
          <table:table-cell table:style-name="ce17" office:value-type="string">
            <text:p>\i[87]Big apple tim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are getting hungry. Find something to eat.</text:p>
          </table:table-cell>
          <table:table-cell table:style-name="ce17" office:value-type="string">
            <text:p>???</text:p>
          </table:table-cell>
          <table:table-cell table:style-name="ce17"/>
          <table:table-cell table:style-name="ce17" office:value-type="string">
            <text:p>Apples</text:p>
          </table:table-cell>
          <table:table-cell table:style-name="ce17"/>
          <table:table-cell table:style-name="ce17" office:value-type="string">
            <text:p>Maybe just ask someone if you can get something to eat, even if you have to work for it.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offered to help that boy to harvest some apples from the tree around.</text:p>
          </table:table-cell>
          <table:table-cell table:style-name="ce31" office:value-type="string">
            <text:p>Get to the first tree and gather some apples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ce31" office:value-type="string">
            <text:p>fetch from the next tre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table:style-name="ce31"/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5">
            <text:p>5</text:p>
          </table:table-cell>
          <table:table-cell table:style-name="ce17" office:value-type="string">
            <text:p>\i[87]Focus-Crystal #1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Forest-Village</text:p>
          </table:table-cell>
          <table:table-cell table:style-name="ce27" office:value-type="string">
            <text:p>Ask the alchemist for the focus cristal.</text:p>
          </table:table-cell>
          <table:table-cell table:style-name="ce27" office:value-type="string">
            <text:p>Ask the alchemist for the focus cristal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2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6">
            <text:p>6</text:p>
          </table:table-cell>
          <table:table-cell table:style-name="ce17" office:value-type="string">
            <text:p>\i[87]Flower Girl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Alchemist</text:p>
          </table:table-cell>
          <table:table-cell table:style-name="ce17" office:value-type="string">
            <text:p>Forest</text:p>
          </table:table-cell>
          <table:table-cell table:style-name="ce17" office:value-type="string">
            <text:p>Get some White Violondella and Silkcave-Mushroom for the alchemist.</text:p>
          </table:table-cell>
          <table:table-cell table:style-name="ce27" office:value-type="string">
            <text:p>Gather 5 Violondella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arch in the Forest and the Forest-Cave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should give the man some time to create the potion</text:p>
          </table:table-cell>
          <table:table-cell office:value-type="string">
            <text:p>Gather 3 Silkcave-Mushroom</text:p>
          </table:table-cell>
          <table:table-cell office:value-type="float" office:value="2">
            <text:p>2</text:p>
          </table:table-cell>
          <table:table-cell office:value-type="string">
            <text:p>Love-Ointment</text:p>
          </table:table-cell>
          <table:table-cell/>
          <table:table-cell office:value-type="string">
            <text:p>Return to alchemis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Rest for the day and return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7">
            <text:p>7</text:p>
          </table:table-cell>
          <table:table-cell table:style-name="ce17" office:value-type="string">
            <text:p>\i[87]Focus-Crystal #2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Plains</text:p>
          </table:table-cell>
          <table:table-cell table:style-name="ce27" office:value-type="string">
            <text:p>The Crystal was stolen by some bird and might be in a nest on one of the trees in the Plains. You might need some rope for climbing.</text:p>
          </table:table-cell>
          <table:table-cell table:style-name="ce17" office:value-type="string">
            <text:p>Get rop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You need 1 rope for every tree. You can find some in Lethes storageroom.</text:p>
          </table:table-cell>
          <table:table-cell table:style-name="ce17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Search around the nests on the tre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Search another tre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Search another tree</text:p>
          </table:table-cell>
          <table:table-cell table:number-columns-repeated="1015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20">
            <text:p>20</text:p>
          </table:table-cell>
          <table:table-cell table:style-name="ce17" office:value-type="string">
            <text:p>\i[87]The Maiden Shield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got belted with a though chaste belt. Impossible to squirm out of it. But there has to be a way to unlock it. <text:s/>Or...?</text:p>
          </table:table-cell>
          <table:table-cell table:style-name="ce17" office:value-type="string">
            <text:p>Ask around how to get this thing off of you.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\c[4]Lethe or a blacksmith\c[0] might have info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You have got an apple. Return to Lethe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Finally, that belt came down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101">
            <text:p>101</text:p>
          </table:table-cell>
          <table:table-cell table:style-name="ce17" office:value-type="string">
            <text:p>\i[87]Horse Apples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8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32" office:value-type="string">
            <text:p>\[c4]Find apple\[c0]</text:p>
          </table:table-cell>
          <table:table-cell table:style-name="ce17" office:value-type="float" office:value="1">
            <text:p>1</text:p>
          </table:table-cell>
          <table:table-cell table:style-name="ce32" office:value-type="string">
            <text:p><text:s text:c="5"/>Horse Luve</text:p>
          </table:table-cell>
          <table:table-cell table:style-name="ce17" office:value-type="float" office:value="1">
            <text:p>1</text:p>
          </table:table-cell>
          <table:table-cell table:style-name="ce32" office:value-type="string">
            <text:p>Nice horsey</text:p>
          </table:table-cell>
          <table:table-cell table:style-name="ce17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9" office:value-type="string">
            <text:p>Some Apples could help.</text:p>
          </table:table-cell>
          <table:table-cell table:style-name="ce33" office:value-type="string">
            <text:p>Give the horse an appl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9" office:value-type="string">
            <text:p>The horse ate the apple.</text:p>
          </table:table-cell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>
            <text:p>How to use this Table with exportJson-macro:</text:p>
          </table:table-cell>
          <table:table-cell table:style-name="ce21"/>
          <table:table-cell table:style-name="ce18" table:number-columns-repeated="5"/>
          <table:table-cell table:style-name="ce30"/>
          <table:table-cell table:style-name="ce18" table:number-columns-repeated="1016"/>
        </table:table-row>
        <table:table-row table:style-name="ro3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3">
          <table:table-cell office:value-type="string">
            <text:p>for every quest add a row with the ID set and followed by an row without ID</text:p>
          </table:table-cell>
          <table:table-cell table:number-columns-repeated="1023"/>
        </table:table-row>
        <table:table-row table:style-name="ro3">
          <table:table-cell office:value-type="string">
            <text:p>enter information for quest; if there are multi-elements for description,rewards,... place each element in an additional row below the original but let quest-ID empty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3">
          <table:table-cell office:value-type="string">
            <text:p>Type has to match exactly your definition in plugin or quest will not show in panel (but are operational)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lls" table:style-name="ta1" table:print="false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9" table:default-cell-style-name="Default"/>
        <table:table-row table:style-name="ro3">
          <table:table-cell table:style-name="ce22" office:value-type="string">
            <text:p>Skill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Occasion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urrender</text:p>
          </table:table-cell>
          <table:table-cell office:value-type="string">
            <text:p>Battle</text:p>
          </table:table-cell>
          <table:table-cell/>
          <table:table-cell office:value-type="string">
            <text:p>apply Surrender to Allys</text:p>
          </table:table-cell>
          <table:table-cell office:value-type="string">
            <text:p>Manual surrender to your foes</text:p>
          </table:table-cell>
          <table:table-cell table:number-columns-repeated="101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Masturbate</text:p>
          </table:table-cell>
          <table:table-cell office:value-type="string">
            <text:p>Always</text:p>
          </table:table-cell>
          <table:table-cell/>
          <table:table-cell office:value-type="string">
            <text:p>remove Horny </text:p>
            <text:p>&lt;RECOVER CPARAM: lust -10&gt;</text:p>
          </table:table-cell>
          <table:table-cell office:value-type="string">
            <text:p>reduce Lust</text:p>
          </table:table-cell>
          <table:table-cell table:number-columns-repeated="101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ease</text:p>
          </table:table-cell>
          <table:table-cell office:value-type="string">
            <text:p>Battle</text:p>
          </table:table-cell>
          <table:table-cell/>
          <table:table-cell office:value-type="string">
            <text:p>Apply-Tease-State to Enemy</text:p>
            <text:p>&lt;DAMAGE TYPE: lust&gt; <text:s/>&amp; HP-Recover</text:p>
          </table:table-cell>
          <table:table-cell office:value-type="string">
            <text:p>deals Lust-Damage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22" office:value-type="string">
            <text:p>State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table:number-columns-repeated="2"/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Horny</text:p>
          </table:table-cell>
          <table:table-cell table:number-columns-repeated="2"/>
          <table:table-cell office:value-type="string">
            <text:p>&lt;NPARAMFLAT: lustgain 20&gt;</text:p>
          </table:table-cell>
          <table:table-cell office:value-type="string">
            <text:p>increase Lust-Damage received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urrender</text:p>
          </table:table-cell>
          <table:table-cell table:number-columns-repeated="2"/>
          <table:table-cell office:value-type="string">
            <text:p>cannot move</text:p>
          </table:table-cell>
          <table:table-cell office:value-type="string">
            <text:p>pseudo death state used in post-Battle check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ound</text:p>
          </table:table-cell>
          <table:table-cell table:number-columns-repeated="2"/>
          <table:table-cell office:value-type="string">
            <text:p>cannot move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Hungry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1019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Tease</text:p>
          </table:table-cell>
          <table:table-cell table:number-columns-repeated="2"/>
          <table:table-cell office:value-type="string">
            <text:p>&lt;placeholder state&gt;</text:p>
            <text:p>(a.lust&gt;=a.lustMax) ? 12 : 11</text:p>
            <text:p>&lt;/placeholder state&gt;</text:p>
          </table:table-cell>
          <table:table-cell office:value-type="string">
            <text:p>triggers surrender by tease or other effect</text:p>
          </table:table-cell>
          <table:table-cell table:number-columns-repeated="1018"/>
        </table:table-row>
        <table:table-row table:style-name="ro4">
          <table:table-cell table:style-name="ce24" office:value-type="float" office:value="16">
            <text:p>16</text:p>
          </table:table-cell>
          <table:table-cell table:style-name="ce24" office:value-type="string">
            <text:p>OnStep</text:p>
          </table:table-cell>
          <table:table-cell table:style-name="ce24" table:number-columns-repeated="2"/>
          <table:table-cell table:style-name="ce24" office:value-type="string">
            <text:p>&lt;On Step Effect&gt;</text:p>
            <text:p><text:s text:c="2"/>if(!($gameParty.steps() % 5)) </text:p>
            <text:p>a.gainSilentCParamValue(0,a.lustregen)</text:p>
            <text:p>&lt;/On Step Effect&gt;</text:p>
          </table:table-cell>
          <table:table-cell table:style-name="ce24"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ustPoison</text:p>
          </table:table-cell>
          <table:table-cell table:number-columns-repeated="2"/>
          <table:table-cell table:style-name="ce25" office:value-type="string">
            <text:p>&lt;NPARAMFLAT: lustregen 2&gt;</text:p>
          </table:table-cell>
          <table:table-cell office:value-type="string">
            <text:p>lustdamage per time/step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HornBoost</text:p>
          </table:table-cell>
          <table:table-cell table:number-columns-repeated="3"/>
          <table:table-cell office:value-type="string">
            <text:p>increase LustMax and atk when Horny</text:p>
          </table:table-cell>
          <table:table-cell table:number-columns-repeated="1018"/>
        </table:table-row>
      </table:table>
      <table:table table:name="Tags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row table:style-name="ro3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3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bndg</text:p>
          </table:table-cell>
          <table:table-cell office:value-type="string">
            <text:p>Equipment</text:p>
          </table:table-cell>
          <table:table-cell office:value-type="string">
            <text:p>marks armor with bondage-trait</text:p>
          </table:table-cell>
        </table:table-row>
        <table:table-row table:style-name="ro3">
          <table:table-cell office:value-type="string">
            <text:p>prcg</text:p>
          </table:table-cell>
          <table:table-cell office:value-type="string">
            <text:p>Equipment</text:p>
          </table:table-cell>
          <table:table-cell office:value-type="string">
            <text:p>marks piercing jewelle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7">17.12.2020</text:date>, <text:time>21:03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17T21:03:39.62</dc:date>
    <dc:creator>jk jk</dc:creator>
    <meta:editing-duration>P2DT15H20M6S</meta:editing-duration>
    <meta:editing-cycles>41</meta:editing-cycles>
    <meta:generator>OpenOffice/4.1.7$Win32 OpenOffice.org_project/417m1$Build-9800</meta:generator>
    <meta:document-statistic meta:table-count="8" meta:cell-count="481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